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fo:language="ru" fo:country="RU" officeooo:rsid="00073300" officeooo:paragraph-rsid="00073300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fo:language="ru" fo:country="RU" officeooo:rsid="00073300" officeooo:paragraph-rsid="00073300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аблица учета ежедневной выручки (наличные плюс перевод по карте) и ежемесячной прибыли (выручка минус расходы).</text:p>
      <text:p text:style-name="P2">Вводятся наименование услуги, поступление суммы (разбивка: наличные, перевод по карте), расходы. Дата ввода информации проставляется автоматически. Далее производится расчет выручки по дням и расчет прибыли по месяцам.</text:p>
      <text:p text:style-name="P2">Таблица отображается в браузере. Введенная информация сохраняется при обновлении страницы браузера и после его закрытия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3T18:52:15.824000000</meta:creation-date>
    <dc:date>2022-08-08T20:44:43.068000000</dc:date>
    <meta:editing-duration>PT18M3S</meta:editing-duration>
    <meta:editing-cycles>5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3" meta:word-count="57" meta:character-count="450" meta:non-whitespace-character-count="396"/>
  </office:meta>
</office:document-meta>
</file>